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/>
          <table:table-cell table:style-name="ce126" table:number-columns-repeated="3"/>
          <table:table-cell table:style-name="ce11"/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number-columns-repeated="2"/>
          <table:table-cell table:style-name="ce126" office:value-type="string" calcext:value-type="string">
            <text:p>A == 0</text:p>
          </table:table-cell>
          <table:table-cell table:style-name="ce126"/>
          <table:table-cell table:number-columns-repeated="3"/>
          <table:table-cell table:style-name="ce126" office:value-type="string" calcext:value-type="string">
            <text:p>Illegal Opcode for storing A to immediate zero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A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A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1"/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/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A &gt;= N</text:p>
          </table:table-cell>
          <table:table-cell table:number-columns-repeated="3"/>
          <table:table-cell table:style-name="ce126" office:value-type="string" calcext:value-type="string">
            <text:p>Illegal Opcode for storing A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toring B to immediate zero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toring B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toring C to immediate zero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toring C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26" office:value-type="string" calcext:value-type="string">
            <text:p>BF</text:p>
          </table:table-cell>
          <table:table-cell table:number-columns-repeated="14"/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???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date-style style:name="N10152" number:language="en" number:country="US"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  <number:text> </number:text>
      <number:am-pm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53" number:language="en" number:country="US">
      <number:day/>
      <number:text>-</number:text>
      <number:month number:textual="true"/>
    </number:date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" style:display-name="PageStyle_Gene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30T01:43:05.880208825</dc:date>
    <meta:editing-duration>PT5H12M14S</meta:editing-duration>
    <meta:editing-cycles>15</meta:editing-cycles>
    <meta:document-statistic meta:table-count="3" meta:cell-count="3863" meta:object-count="0"/>
  </office:meta>
</office:document-meta>
</file>